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2017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201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201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2008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2007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2006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2005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200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200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200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104" calcext:value-type="float">
            <text:p>61.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200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200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104" calcext:value-type="float">
            <text:p>61.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200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488" calcext:value-type="float">
            <text:p>61.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968" calcext:value-type="float">
            <text:p>62.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1996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0888" calcext:value-type="float">
            <text:p>62.7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1995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504" calcext:value-type="float">
            <text:p>63.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199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3872" calcext:value-type="float">
            <text:p>62.9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199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3328" calcext:value-type="float">
            <text:p>63.2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9752" calcext:value-type="float">
            <text:p>64.3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199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8296" calcext:value-type="float">
            <text:p>63.3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199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2512" calcext:value-type="float">
            <text:p>63.5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198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5392" calcext:value-type="float">
            <text:p>63.7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198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1424" calcext:value-type="float">
            <text:p>63.9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198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4344" calcext:value-type="float">
            <text:p>64.4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198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9832" calcext:value-type="float">
            <text:p>64.9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198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196" calcext:value-type="float">
            <text:p>65.2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198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3376" calcext:value-type="float">
            <text:p>65.8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198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3504" calcext:value-type="float">
            <text:p>69.1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197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7128" calcext:value-type="float">
            <text:p>66.9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197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1408" calcext:value-type="float">
            <text:p>66.8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197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0384" calcext:value-type="float">
            <text:p>67.0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197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4416" calcext:value-type="float">
            <text:p>66.5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197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6608" calcext:value-type="float">
            <text:p>66.5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197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4904" calcext:value-type="float">
            <text:p>65.1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197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588" calcext:value-type="float">
            <text:p>66.0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197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4568" calcext:value-type="float">
            <text:p>65.5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197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768" calcext:value-type="float">
            <text:p>65.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197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3592" calcext:value-type="float">
            <text:p>64.5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196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228" calcext:value-type="float">
            <text:p>63.9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0632" calcext:value-type="float">
            <text:p>63.7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196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5168" calcext:value-type="float">
            <text:p>66.4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196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6736" calcext:value-type="float">
            <text:p>66.0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196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524" calcext:value-type="float">
            <text:p>64.7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196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2648" calcext:value-type="float">
            <text:p>61.5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196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0848" calcext:value-type="float">
            <text:p>58.6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196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5984" calcext:value-type="float">
            <text:p>58.5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195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4608" calcext:value-type="float">
            <text:p>58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1</text:p>
          </table:table-cell>
          <table:table-cell office:value-type="string" calcext:value-type="string">
            <text:p>TWDB:0652501</text:p>
          </table:table-cell>
          <table:table-cell office:value-type="string" calcext:value-type="string">
            <text:p>195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5176" calcext:value-type="float">
            <text:p>57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0" meta:object-count="0"/>
    <meta:user-defined meta:name="AppVersion">3.0</meta:user-defined>
  </office:meta>
</office:document-meta>
</file>